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Обычный" style:family="paragraph">
      <style:text-properties fo:font-size="14pt" style:font-size-asian="14pt" style:font-size-complex="14pt"/>
    </style:style>
    <style:style style:name="P3" style:parent-style-name="Обычный" style:family="paragraph">
      <style:text-properties fo:font-size="14pt" style:font-size-asian="14pt" style:font-size-complex="14pt"/>
    </style:style>
    <style:style style:name="P4" style:parent-style-name="Обычный" style:family="paragraph">
      <style:text-properties fo:font-size="14pt" style:font-size-asian="14pt" style:font-size-complex="14pt"/>
    </style:style>
    <style:style style:name="P5" style:parent-style-name="Обычный" style:family="paragraph">
      <style:text-properties fo:font-size="14pt" style:font-size-asian="14pt" style:font-size-complex="14pt"/>
    </style:style>
    <style:style style:name="P6" style:parent-style-name="Обычный" style:family="paragraph">
      <style:text-properties fo:font-size="14pt" style:font-size-asian="14pt" style:font-size-complex="14pt"/>
    </style:style>
    <style:style style:name="P7" style:parent-style-name="Обычный" style:family="paragraph">
      <style:text-properties fo:font-size="14pt" style:font-size-asian="14pt" style:font-size-complex="14pt"/>
    </style:style>
    <style:style style:name="P8" style:parent-style-name="Обычный" style:family="paragraph">
      <style:text-properties fo:font-size="14pt" style:font-size-asian="14pt" style:font-size-complex="14pt"/>
    </style:style>
    <style:style style:name="P9" style:parent-style-name="Обычный" style:family="paragraph">
      <style:text-properties fo:font-size="14pt" style:font-size-asian="14pt" style:font-size-complex="14pt"/>
    </style:style>
    <style:style style:name="P10" style:parent-style-name="Обычный" style:family="paragraph"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T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Обычный" style:family="paragraph">
      <style:text-properties fo:font-size="14pt" style:font-size-asian="14pt" style:font-size-complex="14pt"/>
    </style:style>
    <style:style style:name="P31" style:parent-style-name="Обычный" style:family="paragraph">
      <style:text-properties fo:font-size="14pt" style:font-size-asian="14pt" style:font-size-complex="14pt"/>
    </style:style>
    <style:style style:name="P32" style:parent-style-name="Обычный" style:family="paragraph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P38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39" style:parent-style-name="Абзацсписка" style:family="paragraph"/>
    <style:style style:name="T40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Модуль 1</text:p>
      <text:p text:style-name="P2">2.<text:s/>Протокол OSPF предоставляет<text:s/>хорошую<text:s/>масштабируемость, иерархическую организацию, эффективную обработку маршрутной информации и поддержку междоменной маршрутизации.<text:s/>Поэтому<text:s/>OSPF является<text:s/>хорошим<text:s/>выбором для сетей, которые планируют расширяться в будущем.</text:p>
      <text:p text:style-name="P3">5. Описание пропускной способности со скриншотами</text:p>
      <text:p text:style-name="P4"/>
      <text:p text:style-name="P5"/>
      <text:p text:style-name="P6"/>
      <text:p text:style-name="P7">6. бекап скрипты работают</text:p>
      <text:p text:style-name="P8"/>
      <text:p text:style-name="P9"/>
      <text:p text:style-name="P10"/>
      <text:p text:style-name="P11">Модуль 2</text:p>
      <text:p text:style-name="Обычный"><text:span text:style-name="T12">3.<text:s/></text:span><text:span text:style-name="T13">Использование Free</text:span><text:span text:style-name="T14">ipa</text:span><text:span text:style-name="T15"><text:s/>в качестве домена на Linux-системах является<text:s/></text:span><text:span text:style-name="T16">хорошим решением</text:span><text:span text:style-name="T17"><text:s/>благодаря<text:s/></text:span><text:span text:style-name="T18">преимуществам технологии</text:span><text:span text:style-name="T19">. Free</text:span><text:span text:style-name="T20">ipa</text:span><text:span text:style-name="T21"><text:s/>обеспечивает централизованное управление идентификацией, политиками и доступом, что значительно упрощает администрирование. С Free</text:span><text:span text:style-name="T22">ipa</text:span><text:span text:style-name="T23"><text:s/></text:span><text:span text:style-name="T24">можно</text:span><text:span text:style-name="T25"><text:s/>управлять учетными записями пользователей, группами и правами доступа из единой консоли.</text:span><text:span text:style-name="T26"><text:s/></text:span><text:span text:style-name="T27">Free</text:span><text:span text:style-name="T28">ipa</text:span><text:span text:style-name="T29"><text:s/>обеспечивает безопасную аутентификацию с использованием протоколов Kerberos и LDAP, интеграция с TLS/SSL гарантирует защиту данных.<text:s/></text:span></text:p>
      <text:p text:style-name="P30"/>
      <text:p text:style-name="P31"/>
      <text:p text:style-name="P32">4. Использование NFS в качестве файлового хранилища обеспечивает эффективное и безопасное решение для совместного использования файлов. Его высокая производительность, надежность, безопасность и масштабируемость делают его популярным выбором для организаций, стремящихся к эффективной инфраструктуре управления данными. NFS упрощает администрирование, повышает доступность и обеспечивает безопасный доступ к файлам.<text:s/></text:p>
      <text:p text:style-name="Обычный"><text:span text:style-name="T33">Samba</text:span><text:span text:style-name="T34"><text:s/></text:span><text:span text:style-name="T35">лучше использовать в<text:s/></text:span><text:span text:style-name="T36">Windows</text:span><text:span text:style-name="T37">…</text:span></text:p>
      <text:soft-page-break/>
      <text:p text:style-name="P38">Модуль 3</text:p>
      <text:list text:style-name="LFO1" text:continue-numbering="true">
        <text:list-item>
          <text:p text:style-name="P39"><text:span text:style-name="T40">Отчет о работе мониторинга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justify" fo:margin-bottom="0in" fo:line-height="150%" fo:margin-left="0.118in" fo:text-indent="0.5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" style:display-name="Заголовок" style:family="paragraph" style:parent-style-name="Обычный" style:next-style-name="Обычный">
      <style:paragraph-properties fo:text-align="center" fo:margin-bottom="0in" fo:line-height="150%"/>
      <style:text-properties style:font-name="Times New Roman" style:font-name-asian="Times New Roman" style:font-name-complex="Times New Roman" fo:letter-spacing="-0.0069in" style:letter-kerning="true" fo:font-size="14pt" style:font-size-asian="14pt" style:font-size-complex="28pt" style:language-asian="ru" style:country-asian="RU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Times New Roman" style:font-name-asian="Times New Roman" style:font-name-complex="Times New Roman" fo:letter-spacing="-0.0069in" style:letter-kerning="true" fo:font-size="14pt" style:font-size-asian="14pt" style:font-size-complex="28pt" style:language-asian="ru" style:country-asian="RU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6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Екатерина Жаркова</meta:initial-creator>
    <dc:creator>Екатерина Жаркова</dc:creator>
    <meta:creation-date>2024-05-23T21:36:00Z</meta:creation-date>
    <dc:date>2024-05-23T22:13:00Z</dc:date>
    <meta:template xlink:href="Normal.dotm" xlink:type="simple"/>
    <meta:editing-cycles>7</meta:editing-cycles>
    <meta:editing-duration>PT2280S</meta:editing-duration>
    <meta:document-statistic meta:page-count="2" meta:paragraph-count="2" meta:word-count="201" meta:character-count="1348" meta:row-count="9" meta:non-whitespace-character-count="1149"/>
  </office:meta>
</office:document-meta>
</file>